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9.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</office:automatic-styles>
  <office:body>
    <office:spreadsheet>
      <table:table table:name="Tabelle1" table:style-name="ta1">
        <table:table-column table:style-name="co1" table:number-columns-repeated="5" table:default-cell-style-name="Default"/>
        <table:table-column table:style-name="co2" table:default-cell-style-name="ce6"/>
        <table:table-column table:style-name="co3" table:default-cell-style-name="ce9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chaden</text:p>
          </table:table-cell>
          <table:table-cell table:style-name="ce1" office:value-type="string" calcext:value-type="string">
            <text:p>Krit</text:p>
          </table:table-cell>
          <table:table-cell table:style-name="ce1" office:value-type="string" calcext:value-type="string">
            <text:p>Reichweite</text:p>
          </table:table-cell>
          <table:table-cell table:style-name="ce1" office:value-type="string" calcext:value-type="string">
            <text:p>Gewicht</text:p>
          </table:table-cell>
          <table:table-cell table:style-name="ce4" office:value-type="string" calcext:value-type="string">
            <text:p>Art</text:p>
          </table:table-cell>
          <table:table-cell table:style-name="ce7" office:value-type="string" calcext:value-type="string">
            <text:p>Speziell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WaffenloserSchlag" xlink:type="simple">Waffenloser Schlag</text:a></text:p>
          </table:table-cell>
          <table:table-cell table:style-name="ce3" office:value-type="string" calcext:value-type="string">
            <text:p>1W3</text:p>
          </table:table-cell>
          <table:table-cell table:style-name="ce3" office:value-type="string" calcext:value-type="string">
            <text:p>x2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<text:a xlink:href="http://prd.5footstep.de/Grundregelwerk/Ausruestung#Nicht-Tödlich" xlink:type="simple">Nicht tödlich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<text:a xlink:href="http://prd.5footstep.de/Expertenregeln/Ausruestung/Caestus" xlink:type="simple">Caestus</text:a></text:p>
          </table:table-cell>
          <table:table-cell table:style-name="ce3" office:value-type="string" calcext:value-type="string">
            <text:p>1W4</text:p>
          </table:table-cell>
          <table:table-cell table:style-name="ce3" office:value-type="string" calcext:value-type="string">
            <text:p>19-20/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W oder S</text:p>
          </table:table-cell>
          <table:table-cell table:style-name="ce8" office:value-type="string" calcext:value-type="string">
            <text:p><text:a xlink:href="http://prd.5footstep.de/Grundregelwerk/Ausruestung/Waffen/Waffeneigenschaften#Mönch" xlink:type="simple">Mönch</text:a>, siehe Text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Dolch" xlink:type="simple">Dolch</text:a></text:p>
          </table:table-cell>
          <table:table-cell table:style-name="ce3" office:value-type="string" calcext:value-type="string">
            <text:p>1W4</text:p>
          </table:table-cell>
          <table:table-cell table:style-name="ce3" office:value-type="string" calcext:value-type="string">
            <text:p>19-20/x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H oder 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Expertenregeln/Ausruestung/Holzpflock" xlink:type="simple">Holzpflock</text:a></text:p>
          </table:table-cell>
          <table:table-cell table:style-name="ce3" office:value-type="string" calcext:value-type="string">
            <text:p>1W4</text:p>
          </table:table-cell>
          <table:table-cell table:style-name="ce3" office:value-type="string" calcext:value-type="string">
            <text:p>x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Streitkolben" xlink:type="simple">Leichter Streitkolben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Panzerhandschuh" xlink:type="simple">Panzerhandschuh</text:a></text:p>
          </table:table-cell>
          <table:table-cell table:style-name="ce3" office:value-type="string" calcext:value-type="string">
            <text:p>1W3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Expertenregeln/Ausruestung/Schlagring" xlink:type="simple">Schlagring</text:a></text:p>
          </table:table-cell>
          <table:table-cell table:style-name="ce3" office:value-type="string" calcext:value-type="string">
            <text:p>1W3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<text:a xlink:href="http://prd.5footstep.de/Grundregelwerk/Ausruestung/Waffen/Waffeneigenschaften#Mönch" xlink:type="simple">Mönch</text:a>, siehe Text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Sichel" xlink:type="simple">Sichel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<text:a xlink:href="http://prd.5footstep.de/Grundregelwerk/Ausruestung#Zu-Fall-bringen" xlink:type="simple">Zu Fall bringen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Stachelhandschuh" xlink:type="simple">Stachelhandschuh</text:a></text:p>
          </table:table-cell>
          <table:table-cell table:style-name="ce3" office:value-type="string" calcext:value-type="string">
            <text:p>1W4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Stossdolch" xlink:type="simple">Stoßdolch</text:a></text:p>
          </table:table-cell>
          <table:table-cell table:style-name="ce3" office:value-type="string" calcext:value-type="string">
            <text:p>1W4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Expertenregeln/Ausruestung/Streitsprengel" xlink:type="simple">Streitsprengel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siehe Tex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<text:a xlink:href="http://prd.5footstep.de/Grundregelwerk/Ausruestung/Keule" xlink:type="simple">Keule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Kurzspeer" xlink:type="simple">Kurzspeer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MiriKeule" xlink:type="simple">Miri-Keule</text:a></text:p>
          </table:table-cell>
          <table:table-cell table:style-name="ce3" office:value-type="string" calcext:value-type="string">
            <text:p>1W4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W oder S</text:p>
          </table:table-cell>
          <table:table-cell table:style-name="ce8" office:value-type="string" calcext:value-type="string">
            <text:p><text:a xlink:href="http://prd.5footstep.de/AusbauregelnIIKampf/Kampfmeistern/PrimitiveWaffenundRuestungen/PrimitiveMaterialien#Zerbrechlich" xlink:type="simple">Zerbrechlich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Morgenstern" xlink:type="simple">Morgenstern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S und W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Streitkolben" xlink:type="simple">Schwerer Streitkolben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<text:a xlink:href="http://prd.5footstep.de/Expertenregeln/Ausruestung/Bajonett" xlink:type="simple">Bajonett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Kampfstab" xlink:type="simple">Kampfstab</text:a></text:p>
          </table:table-cell>
          <table:table-cell table:style-name="ce3" office:value-type="string" calcext:value-type="string">
            <text:p>1W6/1W6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Doppel, Mönch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Langspeer" xlink:type="simple">Langspeer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Abwehr, Reichweite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Expertenregeln/Ausruestung/Saufeder" xlink:type="simple">Saufeder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<text:a xlink:href="http://prd.5footstep.de/Grundregelwerk/Ausruestung/Waffen/Waffeneigenschaften#Abwehr" xlink:type="simple">Abwehr</text:a>, siehe Text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Speer" xlink:type="simple">Speer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x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<text:a xlink:href="http://prd.5footstep.de/Grundregelwerk/Ausruestung#Abwehr" xlink:type="simple">Abwehr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<text:a xlink:href="http://prd.5footstep.de/Grundregelwerk/Ausruestung/Blasrohr" xlink:type="simple">Blasrohr</text:a></text:p>
          </table:table-cell>
          <table:table-cell table:style-name="ce3" office:value-type="string" calcext:value-type="string">
            <text:p>1W2</text:p>
          </table:table-cell>
          <table:table-cell table:style-name="ce3" office:value-type="string" calcext:value-type="string">
            <text:p>x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Armbrust" xlink:type="simple">Leichte Armbrust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19-20/x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ruestungskompendium/WaffenundRuestungen/LeichteUnterwasserarmbrust" xlink:type="simple">Leichte Unterwasserarmbrust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19-20/x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Schleuder" xlink:type="simple">Schleuder</text:a></text:p>
          </table:table-cell>
          <table:table-cell table:style-name="ce3" office:value-type="string" calcext:value-type="string">
            <text:p>1W4</text:p>
          </table:table-cell>
          <table:table-cell table:style-name="ce3" office:value-type="string" calcext:value-type="string">
            <text:p>x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Armbrust" xlink:type="simple">Schwere Armbrust</text:a></text:p>
          </table:table-cell>
          <table:table-cell table:style-name="ce3" office:value-type="string" calcext:value-type="string">
            <text:p>1W10</text:p>
          </table:table-cell>
          <table:table-cell table:style-name="ce3" office:value-type="string" calcext:value-type="string">
            <text:p>19-20/x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ruestungskompendium/WaffenundRuestungen/SchwereUnterwasserarmbrust" xlink:type="simple">Schwere Unterwasserarmbrust</text:a></text:p>
          </table:table-cell>
          <table:table-cell table:style-name="ce3" office:value-type="string" calcext:value-type="string">
            <text:p>1W10</text:p>
          </table:table-cell>
          <table:table-cell table:style-name="ce3" office:value-type="string" calcext:value-type="string">
            <text:p>19-20/x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Wurfpfeil" xlink:type="simple">Wurfpfeil</text:a></text:p>
          </table:table-cell>
          <table:table-cell table:style-name="ce3" office:value-type="string" calcext:value-type="string">
            <text:p>1W4</text:p>
          </table:table-cell>
          <table:table-cell table:style-name="ce3" office:value-type="string" calcext:value-type="string">
            <text:p>x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0.5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Wurfspeer" xlink:type="simple">Wurfspeer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/>
          <table:table-cell table:style-name="ce3" table:number-columns-repeated="4"/>
          <table:table-cell table:style-name="ce5"/>
          <table:table-cell table:style-name="ce8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<text:a xlink:href="http://prd.5footstep.de/Grundregelwerk/Ausruestung/Beil" xlink:type="simple">Beil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Eisenpinsel" xlink:type="simple">Eisenpinsel</text:a></text:p>
          </table:table-cell>
          <table:table-cell table:style-name="ce3" office:value-type="string" calcext:value-type="string">
            <text:p>1W3</text:p>
          </table:table-cell>
          <table:table-cell table:style-name="ce3" office:value-type="string" calcext:value-type="string">
            <text:p>x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Gladius" xlink:type="simple">Gladius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19-20/×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H oder S</text:p>
          </table:table-cell>
          <table:table-cell table:style-name="ce8" office:value-type="string" calcext:value-type="string">
            <text:p><text:a xlink:href="http://prd.5footstep.de/AusbauregelnIIKampf/Kampfmeistern/Gladiatorenwaffen#Schaukampf" xlink:type="simple">Schaukampf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IVoelker/Ausruestung/Hundeschnitter" xlink:type="simple">Hundeschnitter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19-20/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<text:a xlink:href="http://prd.5footstep.de/AusbauregelnIIKampf/Kampfmeistern/PrimitiveWaffenundRuestungen/PrimitiveMaterialien#Zerbrechlich" xlink:type="simple">Zerbrechlich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Jutte" xlink:type="simple">Jutte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<text:a xlink:href="http://prd.5footstep.de/Grundregelwerk/Ausruestung/Waffen/Waffeneigenschaften#Entwaffnen" xlink:type="simple">Entwaffnen</text:a>, <text:a xlink:href="http://prd.5footstep.de/Grundregelwerk/Ausruestung#Mönch" xlink:type="simple">Mönch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Kerambit" xlink:type="simple">Kerambit</text:a></text:p>
          </table:table-cell>
          <table:table-cell table:style-name="ce3" office:value-type="string" calcext:value-type="string">
            <text:p>1W3</text:p>
          </table:table-cell>
          <table:table-cell table:style-name="ce3" office:value-type="string" calcext:value-type="string">
            <text:p>x3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Kukri" xlink:type="simple">Kukri</text:a></text:p>
          </table:table-cell>
          <table:table-cell table:style-name="ce3" office:value-type="string" calcext:value-type="string">
            <text:p>1W4</text:p>
          </table:table-cell>
          <table:table-cell table:style-name="ce3" office:value-type="string" calcext:value-type="string">
            <text:p>18-20/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Kurzschwert" xlink:type="simple">Kurzschwert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19-20/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Hammerleicht" xlink:type="simple">Leichter Hammer</text:a></text:p>
          </table:table-cell>
          <table:table-cell table:style-name="ce3" office:value-type="string" calcext:value-type="string">
            <text:p>1W4</text:p>
          </table:table-cell>
          <table:table-cell table:style-name="ce3" office:value-type="string" calcext:value-type="string">
            <text:p>x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Schild" xlink:type="simple">Leichter Schild</text:a></text:p>
          </table:table-cell>
          <table:table-cell table:style-name="ce3" office:value-type="string" calcext:value-type="string">
            <text:p>1W3</text:p>
          </table:table-cell>
          <table:table-cell table:style-name="ce3" office:value-type="string" calcext:value-type="string">
            <text:p>x2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Schild" xlink:type="simple">Leichter Stachelschild</text:a></text:p>
          </table:table-cell>
          <table:table-cell table:style-name="ce3" office:value-type="string" calcext:value-type="string">
            <text:p>1W4</text:p>
          </table:table-cell>
          <table:table-cell table:style-name="ce3" office:value-type="string" calcext:value-type="string">
            <text:p>x2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Streithammer" xlink:type="simple">Leichter Streithammer</text:a></text:p>
          </table:table-cell>
          <table:table-cell table:style-name="ce3" office:value-type="string" calcext:value-type="string">
            <text:p>1W4</text:p>
          </table:table-cell>
          <table:table-cell table:style-name="ce3" office:value-type="string" calcext:value-type="string">
            <text:p>x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LungchuanTamo" xlink:type="simple">Lungchuan Tamo</text:a></text:p>
          </table:table-cell>
          <table:table-cell table:style-name="ce3" office:value-type="string" calcext:value-type="string">
            <text:p>1W4</text:p>
          </table:table-cell>
          <table:table-cell table:style-name="ce3" office:value-type="string" calcext:value-type="string">
            <text:p>x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H oder S</text:p>
          </table:table-cell>
          <table:table-cell table:style-name="ce8" office:value-type="string" calcext:value-type="string">
            <text:p><text:a xlink:href="http://prd.5footstep.de/Grundregelwerk/Ausruestung/Waffen/Waffeneigenschaften#Mönch" xlink:type="simple">Mönch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Ruestungsstacheln" xlink:type="simple">Rüstungsstacheln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2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SchangGou" xlink:type="simple">Schang Gou</text:a></text:p>
          </table:table-cell>
          <table:table-cell table:style-name="ce3" office:value-type="string" calcext:value-type="string">
            <text:p>1W4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<text:a xlink:href="http://prd.5footstep.de/Grundregelwerk/Ausruestung/Waffen/Waffeneigenschaften#Entwaffnen" xlink:type="simple">Entwaffnen</text:a> oder <text:a xlink:href="http://prd.5footstep.de/Grundregelwerk/Ausruestung/Waffen/Waffeneigenschaften#Zu-Fall-bringen" xlink:type="simple">Zu-Fall-bringen</text:a> (siehe Beschreibung), <text:a xlink:href="http://prd.5footstep.de/Grundregelwerk/Ausruestung/Waffen/Waffeneigenschaften#Mönch" xlink:type="simple">Mönch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Schmetterlingsschwert" xlink:type="simple">Schmetterlingsschwert (2)</text:a></text:p>
          </table:table-cell>
          <table:table-cell table:style-name="ce3" office:value-type="string" calcext:value-type="string">
            <text:p>1W4</text:p>
          </table:table-cell>
          <table:table-cell table:style-name="ce3" office:value-type="string" calcext:value-type="string">
            <text:p>19-20/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<text:a xlink:href="http://prd.5footstep.de/Grundregelwerk/Ausruestung/Waffen/Waffeneigenschaften#Mönch" xlink:type="simple">Mönch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Sternmesser" xlink:type="simple">Sternmesser</text:a></text:p>
          </table:table-cell>
          <table:table-cell table:style-name="ce3" office:value-type="string" calcext:value-type="string">
            <text:p>1W4</text:p>
          </table:table-cell>
          <table:table-cell table:style-name="ce3" office:value-type="string" calcext:value-type="string">
            <text:p>x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Tonfa" xlink:type="simple">Tonfa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<text:a xlink:href="http://prd.5footstep.de/AusbauregelnIIKampf/Kampfmeistern/FernoestlicheWaffenundRuestungen/FernoestlicheWaffen/Waffenbeschreibung#Blockierend" xlink:type="simple">Blockierend</text:a>, <text:a xlink:href="http://prd.5footstep.de/Grundregelwerk/Ausruestung/Waffen/Waffeneigenschaften#Mönch" xlink:type="simple">Mönch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Totschlaeger" xlink:type="simple">Totschläger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<text:a xlink:href="http://prd.5footstep.de/Grundregelwerk/Ausruestung#Nicht-Tödlich" xlink:type="simple">Nicht tödlich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Wurfaxt" xlink:type="simple">Wurfaxt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WuschuWurfpfeil" xlink:type="simple">Wuschu-Wurfpfeil (5)</text:a></text:p>
          </table:table-cell>
          <table:table-cell table:style-name="ce3" office:value-type="string" calcext:value-type="string">
            <text:p>1W3</text:p>
          </table:table-cell>
          <table:table-cell table:style-name="ce3" office:value-type="string" calcext:value-type="string">
            <text:p>x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<text:a xlink:href="http://prd.5footstep.de/Grundregelwerk/Ausruestung/Waffen/Waffeneigenschaften#Mönch" xlink:type="simple">Mönch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Doppelhuehnersaebel" xlink:type="simple">Doppelhühnersäbel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19-20/×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<text:a xlink:href="http://prd.5footstep.de/Grundregelwerk/Ausruestung/Waffen/Waffeneigenschaften#Entwaffnen" xlink:type="simple">Entwaffnen</text:a>, <text:a xlink:href="http://prd.5footstep.de/Grundregelwerk/Ausruestung/Waffen/Waffeneigenschaften#Mönch" xlink:type="simple">Mönch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Dreizack" xlink:type="simple">Dreizack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x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<text:a xlink:href="http://prd.5footstep.de/Grundregelwerk/Ausruestung#Abwehr" xlink:type="simple">Abwehr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ruestungskompendium/WaffenundRuestungen/Klar" xlink:type="simple">Klar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siehe Text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Kriegshammer" xlink:type="simple">Kriegshammer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Krummsaebel" xlink:type="simple">Krummsäbel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18-20/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Streitflegel" xlink:type="simple">Leichter Streitflegel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<text:a xlink:href="http://prd.5footstep.de/Grundregelwerk/Ausruestung#Entwaffnen" xlink:type="simple">Entwaffnen</text:a>, <text:a xlink:href="http://prd.5footstep.de/Grundregelwerk/Ausruestung#Zu-Fall-bringen" xlink:type="simple">Zu Fall bringen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Langschwert" xlink:type="simple">Langschwert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19-20/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Neunringbreitschwert" xlink:type="simple">Neunringbreitschwert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×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<text:a xlink:href="http://prd.5footstep.de/Grundregelwerk/Ausruestung/Waffen/Waffeneigenschaften#Mönch" xlink:type="simple">Mönch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Rapier" xlink:type="simple">Rapier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18-20/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Schild" xlink:type="simple">Schwerer Schild</text:a></text:p>
          </table:table-cell>
          <table:table-cell table:style-name="ce3" office:value-type="string" calcext:value-type="string">
            <text:p>1W4</text:p>
          </table:table-cell>
          <table:table-cell table:style-name="ce3" office:value-type="string" calcext:value-type="string">
            <text:p>x2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Schild" xlink:type="simple">Schwerer Stachelschild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2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Streithammer" xlink:type="simple">Schwerer Streithammer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Scizore" xlink:type="simple">Scizore</text:a></text:p>
          </table:table-cell>
          <table:table-cell table:style-name="ce3" office:value-type="string" calcext:value-type="string">
            <text:p>1W10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<text:a xlink:href="http://prd.5footstep.de/AusbauregelnIIKampf/Kampfmeistern/Gladiatorenwaffen#Schaukampf" xlink:type="simple">Schaukampf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Sibat" xlink:type="simple">Sibat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H oder S</text:p>
          </table:table-cell>
          <table:table-cell table:style-name="ce8" office:value-type="string" calcext:value-type="string">
            <text:p>siehe Beschreibung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Expertenregeln/Ausruestung/Stockdegen" xlink:type="simple">Stockdegen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Streitaxt" xlink:type="simple">Streitaxt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Terbutje" xlink:type="simple">Terbutje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19-20/×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<text:a xlink:href="http://prd.5footstep.de/AusbauregelnIIKampf/Kampfmeistern/PrimitiveWaffenundRuestungen/PrimitiveMaterialien#Zerbrechlich" xlink:type="simple">Zerbrechlich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<text:a xlink:href="http://prd.5footstep.de/Expertenregeln/Ausruestung/Bardiche" xlink:type="simple">Bardiche</text:a></text:p>
          </table:table-cell>
          <table:table-cell table:style-name="ce3" office:value-type="string" calcext:value-type="string">
            <text:p>1W10</text:p>
          </table:table-cell>
          <table:table-cell table:style-name="ce3" office:value-type="string" calcext:value-type="string">
            <text:p>19-20/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<text:a xlink:href="http://prd.5footstep.de/Grundregelwerk/Ausruestung/Waffen/Waffeneigenschaften#Abwehr" xlink:type="simple">Abwehr</text:a>, <text:a xlink:href="http://prd.5footstep.de/Grundregelwerk/Ausruestung/Waffen/Waffeneigenschaften#Reichweite" xlink:type="simple">Reichweite</text:a>, siehe Text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Dreispitzendoppelklingenschwert" xlink:type="simple">Dreispitzendoppelklingenschwert</text:a></text:p>
          </table:table-cell>
          <table:table-cell table:style-name="ce3" office:value-type="string" calcext:value-type="string">
            <text:p>1W10</text:p>
          </table:table-cell>
          <table:table-cell table:style-name="ce3" office:value-type="string" calcext:value-type="string">
            <text:p>×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<text:a xlink:href="http://prd.5footstep.de/Grundregelwerk/Ausruestung/Waffen/Waffeneigenschaften#Reichweite" xlink:type="simple">Reichweite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ruestungskompendium/WaffenundRuestungen/Erdspalter" xlink:type="simple">Erdspalter</text:a></text:p>
          </table:table-cell>
          <table:table-cell table:style-name="ce3" office:value-type="string" calcext:value-type="string">
            <text:p>2W6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Glefe" xlink:type="simple">Glefe</text:a></text:p>
          </table:table-cell>
          <table:table-cell table:style-name="ce3" office:value-type="string" calcext:value-type="string">
            <text:p>1W10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<text:a xlink:href="http://prd.5footstep.de/Grundregelwerk/Ausruestung#Reichweite" xlink:type="simple">Reichweite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Expertenregeln/Ausruestung/GlefeGuisarme" xlink:type="simple">Glefe-Guisarme</text:a></text:p>
          </table:table-cell>
          <table:table-cell table:style-name="ce3" office:value-type="string" calcext:value-type="string">
            <text:p>1W10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<text:a xlink:href="http://prd.5footstep.de/Grundregelwerk/Ausruestung/Waffen/Waffeneigenschaften#Abwehr" xlink:type="simple">Abwehr</text:a>, <text:a xlink:href="http://prd.5footstep.de/Grundregelwerk/Ausruestung/Waffen/Waffeneigenschaften#Reichweite" xlink:type="simple">Reichweite</text:a>, siehe Text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Guisarme" xlink:type="simple">Guisarme</text:a></text:p>
          </table:table-cell>
          <table:table-cell table:style-name="ce3" office:value-type="string" calcext:value-type="string">
            <text:p>2W4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<text:a xlink:href="http://prd.5footstep.de/Grundregelwerk/Ausruestung#Reichweite" xlink:type="simple">Reichweite</text:a>, <text:a xlink:href="http://prd.5footstep.de/Grundregelwerk/Ausruestung#Zu-Fall-bringen" xlink:type="simple">Zu Fall bringen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Hacke" xlink:type="simple">Hacke</text:a></text:p>
          </table:table-cell>
          <table:table-cell table:style-name="ce3" office:value-type="string" calcext:value-type="string">
            <text:p>2W4</text:p>
          </table:table-cell>
          <table:table-cell table:style-name="ce3" office:value-type="string" calcext:value-type="string">
            <text:p>×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<text:a xlink:href="http://prd.5footstep.de/AusbauregelnIIKampf/Kampfmeistern/PrimitiveWaffenundRuestungen/PrimitiveMaterialien#Zerbrechlich" xlink:type="simple">Zerbrechlich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Hakenlanze" xlink:type="simple">Hakenlanze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×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<text:a xlink:href="http://prd.5footstep.de/Grundregelwerk/Ausruestung/Waffen/Waffeneigenschaften#Reichweite" xlink:type="simple">Reichweite</text:a>, <text:a xlink:href="http://prd.5footstep.de/Grundregelwerk/Ausruestung/Waffen/Waffeneigenschaften#Zu-Fall-bringen" xlink:type="simple">Zu-Fall-bringenl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Hellebarde" xlink:type="simple">Hellebarde</text:a></text:p>
          </table:table-cell>
          <table:table-cell table:style-name="ce3" office:value-type="string" calcext:value-type="string">
            <text:p>1W10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H oder S</text:p>
          </table:table-cell>
          <table:table-cell table:style-name="ce8" office:value-type="string" calcext:value-type="string">
            <text:p><text:a xlink:href="http://prd.5footstep.de/Grundregelwerk/Ausruestung#Abwehr" xlink:type="simple">Abwehr</text:a>, <text:a xlink:href="http://prd.5footstep.de/Grundregelwerk/Ausruestung#Zu-Fall-bringen" xlink:type="simple">Zu Fall bringen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Expertenregeln/Ausruestung/Hippe" xlink:type="simple">Hippe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<text:a xlink:href="http://prd.5footstep.de/Grundregelwerk/Ausruestung/Waffen/Waffeneigenschaften#Abwehr" xlink:type="simple">Abwehr</text:a>, <text:a xlink:href="http://prd.5footstep.de/Grundregelwerk/Ausruestung/Waffen/Waffeneigenschaften#Entwaffnen" xlink:type="simple">Entwaffnen</text:a>, <text:a xlink:href="http://prd.5footstep.de/Grundregelwerk/Ausruestung/Waffen/Waffeneigenschaften#Reichweite" xlink:type="simple">Reichweite</text:a>, siehe Text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Krummschwert" xlink:type="simple">Krummschwert</text:a></text:p>
          </table:table-cell>
          <table:table-cell table:style-name="ce3" office:value-type="string" calcext:value-type="string">
            <text:p>2W4</text:p>
          </table:table-cell>
          <table:table-cell table:style-name="ce3" office:value-type="string" calcext:value-type="string">
            <text:p>18-20/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Lanze" xlink:type="simple">Lanze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<text:a xlink:href="http://prd.5footstep.de/Grundregelwerk/Ausruestung#Reichweite" xlink:type="simple">Reichweite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Expertenregeln/Ausruestung/LuzernerHammer" xlink:type="simple">Luzerner Hammer</text:a></text:p>
          </table:table-cell>
          <table:table-cell table:style-name="ce3" office:value-type="string" calcext:value-type="string">
            <text:p>1W12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W oder S</text:p>
          </table:table-cell>
          <table:table-cell table:style-name="ce8" office:value-type="string" calcext:value-type="string">
            <text:p><text:a xlink:href="http://prd.5footstep.de/Grundregelwerk/Ausruestung/Waffen/Waffeneigenschaften#Abwehr" xlink:type="simple">Abwehr</text:a>, <text:a xlink:href="http://prd.5footstep.de/Grundregelwerk/Ausruestung/Waffen/Waffeneigenschaften#Reichweite" xlink:type="simple">Reichweite</text:a>, siehe Text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Moenchsspaten" xlink:type="simple">Mönchsspaten</text:a></text:p>
          </table:table-cell>
          <table:table-cell table:style-name="ce3" office:value-type="string" calcext:value-type="string">
            <text:p>1W6/1W6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H oder S oder W</text:p>
          </table:table-cell>
          <table:table-cell table:style-name="ce8" office:value-type="string" calcext:value-type="string">
            <text:p><text:a xlink:href="http://prd.5footstep.de/Grundregelwerk/Ausruestung/Waffen/Waffeneigenschaften#Doppel-waffe" xlink:type="simple">Doppel</text:a>, <text:a xlink:href="http://prd.5footstep.de/Grundregelwerk/Ausruestung/Waffen/Waffeneigenschaften#Mönch" xlink:type="simple">Mönch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Naginata" xlink:type="simple">Naginata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x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<text:a xlink:href="http://prd.5footstep.de/Grundregelwerk/Ausruestung/Waffen/Waffeneigenschaften#Reichweite" xlink:type="simple">Reichweite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Nodachi" xlink:type="simple">Nodachi</text:a></text:p>
          </table:table-cell>
          <table:table-cell table:style-name="ce3" office:value-type="string" calcext:value-type="string">
            <text:p>1W10</text:p>
          </table:table-cell>
          <table:table-cell table:style-name="ce3" office:value-type="string" calcext:value-type="string">
            <text:p>18-20/×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H oder S</text:p>
          </table:table-cell>
          <table:table-cell table:style-name="ce8" office:value-type="string" calcext:value-type="string">
            <text:p><text:a xlink:href="http://prd.5footstep.de/Grundregelwerk/Ausruestung/Waffen/Waffeneigenschaften#Abwehr" xlink:type="simple">Abwehr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ruestungskompendium/WaffenundRuestungen/Ogerhaken" xlink:type="simple">Ogerhaken</text:a></text:p>
          </table:table-cell>
          <table:table-cell table:style-name="ce3" office:value-type="string" calcext:value-type="string">
            <text:p>1W10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Zu Fall bringen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IVoelker/Ausruestung/Pferdeschlaechter" xlink:type="simple">Pferdeschlächter</text:a></text:p>
          </table:table-cell>
          <table:table-cell table:style-name="ce3" office:value-type="string" calcext:value-type="string">
            <text:p>1W10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H oder S</text:p>
          </table:table-cell>
          <table:table-cell table:style-name="ce8" office:value-type="string" calcext:value-type="string">
            <text:p>Reichweite, Zu-Fall-bringen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Expertenregeln/Ausruestung/Rabenschnabel" xlink:type="simple">Rabenschnabel</text:a></text:p>
          </table:table-cell>
          <table:table-cell table:style-name="ce3" office:value-type="string" calcext:value-type="string">
            <text:p>1W10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W oder H</text:p>
          </table:table-cell>
          <table:table-cell table:style-name="ce8" office:value-type="string" calcext:value-type="string">
            <text:p><text:a xlink:href="http://prd.5footstep.de/Grundregelwerk/Ausruestung/Waffen/Waffeneigenschaften#Abwehr" xlink:type="simple">Abwehr</text:a>, <text:a xlink:href="http://prd.5footstep.de/Grundregelwerk/Ausruestung/Waffen/Waffeneigenschaften#Reichweite" xlink:type="simple">Reichweite</text:a>, siehe Text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Ranseur" xlink:type="simple">Ranseur</text:a></text:p>
          </table:table-cell>
          <table:table-cell table:style-name="ce3" office:value-type="string" calcext:value-type="string">
            <text:p>2W4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<text:a xlink:href="http://prd.5footstep.de/Grundregelwerk/Ausruestung#Entwaffnen" xlink:type="simple">Entwaffnen</text:a>, <text:a xlink:href="http://prd.5footstep.de/Grundregelwerk/Ausruestung#Reichweite" xlink:type="simple">Reichweite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Rhomphaia" xlink:type="simple">Rhomphaia</text:a></text:p>
          </table:table-cell>
          <table:table-cell table:style-name="ce3" office:value-type="string" calcext:value-type="string">
            <text:p>2W4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H oder S</text:p>
          </table:table-cell>
          <table:table-cell table:style-name="ce8" office:value-type="string" calcext:value-type="string">
            <text:p><text:a xlink:href="http://prd.5footstep.de/Grundregelwerk/Ausruestung/Waffen/Waffeneigenschaften#Abwehr" xlink:type="simple">Abwehr</text:a>, <text:a xlink:href="http://prd.5footstep.de/AusbauregelnIIKampf/Kampfmeistern/PrimitiveWaffenundRuestungen/PrimitiveMaterialien#Zerbrechlich" xlink:type="simple">Zerbrechlich</text:a>, <text:a xlink:href="http://prd.5footstep.de/Grundregelwerk/Ausruestung/Waffen/Waffeneigenschaften#Reichweite" xlink:type="simple">Reichweite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Sansetsukon" xlink:type="simple">Sansetsukon</text:a></text:p>
          </table:table-cell>
          <table:table-cell table:style-name="ce3" office:value-type="string" calcext:value-type="string">
            <text:p>1W10</text:p>
          </table:table-cell>
          <table:table-cell table:style-name="ce3" office:value-type="string" calcext:value-type="string">
            <text:p>19-20/×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<text:a xlink:href="http://prd.5footstep.de/AusbauregelnIIKampf/Kampfmeistern/FernoestlicheWaffenundRuestungen/FernoestlicheWaffen/Waffenbeschreibung#Blockierend" xlink:type="simple">Blockierend</text:a>, <text:a xlink:href="http://prd.5footstep.de/Grundregelwerk/Ausruestung/Waffen/Waffeneigenschaften#Entwaffnen" xlink:type="simple">Entwaffnen</text:a>, <text:a xlink:href="http://prd.5footstep.de/Grundregelwerk/Ausruestung/Waffen/Waffeneigenschaften#Mönch" xlink:type="simple">Mönch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Streitflegel" xlink:type="simple">Schwerer Streitflegel</text:a></text:p>
          </table:table-cell>
          <table:table-cell table:style-name="ce3" office:value-type="string" calcext:value-type="string">
            <text:p>1W10</text:p>
          </table:table-cell>
          <table:table-cell table:style-name="ce3" office:value-type="string" calcext:value-type="string">
            <text:p>19-20/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<text:a xlink:href="http://prd.5footstep.de/Grundregelwerk/Ausruestung#Entwaffnen" xlink:type="simple">Entwaffnen</text:a>, <text:a xlink:href="http://prd.5footstep.de/Grundregelwerk/Ausruestung#Zu-Fall-bringen" xlink:type="simple">Zu Fall bringen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Sense" xlink:type="simple">Sense</text:a></text:p>
          </table:table-cell>
          <table:table-cell table:style-name="ce3" office:value-type="string" calcext:value-type="string">
            <text:p>2W4</text:p>
          </table:table-cell>
          <table:table-cell table:style-name="ce3" office:value-type="string" calcext:value-type="string">
            <text:p>x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H oder S</text:p>
          </table:table-cell>
          <table:table-cell table:style-name="ce8" office:value-type="string" calcext:value-type="string">
            <text:p><text:a xlink:href="http://prd.5footstep.de/Grundregelwerk/Ausruestung#Zu-Fall-bringen" xlink:type="simple">Zu Fall bringen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Tepoztopilli" xlink:type="simple">Tepoztopilli</text:a></text:p>
          </table:table-cell>
          <table:table-cell table:style-name="ce3" office:value-type="string" calcext:value-type="string">
            <text:p>1W10</text:p>
          </table:table-cell>
          <table:table-cell table:style-name="ce3" office:value-type="string" calcext:value-type="string">
            <text:p>19-20/×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H oder S</text:p>
          </table:table-cell>
          <table:table-cell table:style-name="ce8" office:value-type="string" calcext:value-type="string">
            <text:p><text:a xlink:href="http://prd.5footstep.de/AusbauregelnIIKampf/Kampfmeistern/PrimitiveWaffenundRuestungen/PrimitiveMaterialien#Zerbrechlich" xlink:type="simple">Zerbrechlich</text:a>, <text:a xlink:href="http://prd.5footstep.de/Grundregelwerk/Ausruestung/Waffen/Waffeneigenschaften#Reichweite" xlink:type="simple">Reichweite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Tigergabel" xlink:type="simple">Tigergabel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<text:a xlink:href="http://prd.5footstep.de/Grundregelwerk/Ausruestung/Waffen/Waffeneigenschaften#Abwehr" xlink:type="simple">Abwehr</text:a>, <text:a xlink:href="http://prd.5footstep.de/Grundregelwerk/Ausruestung/Waffen/Waffeneigenschaften#Mönch" xlink:type="simple">Mönch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Zweihaender" xlink:type="simple">Zweihänder</text:a></text:p>
          </table:table-cell>
          <table:table-cell table:style-name="ce3" office:value-type="string" calcext:value-type="string">
            <text:p>2W6</text:p>
          </table:table-cell>
          <table:table-cell table:style-name="ce3" office:value-type="string" calcext:value-type="string">
            <text:p>19-20/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ZweihaendigeAxt" xlink:type="simple">Zweihändige Axt</text:a></text:p>
          </table:table-cell>
          <table:table-cell table:style-name="ce3" office:value-type="string" calcext:value-type="string">
            <text:p>1W12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ZweihaendigeKeule" xlink:type="simple">Zweihändige Keule</text:a></text:p>
          </table:table-cell>
          <table:table-cell table:style-name="ce3" office:value-type="string" calcext:value-type="string">
            <text:p>1W10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Amentum" xlink:type="simple">Amentum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<text:a xlink:href="http://prd.5footstep.de/AusbauregelnIIKampf/Kampfmeistern/Gladiatorenwaffen#Schaukampf" xlink:type="simple">Schaukampf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Atlatl" xlink:type="simple">Atlatl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Atlatl" xlink:type="simple">Atlatlwurfpfeil</text:a>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Expertenregeln/Ausruestung/Chakram" xlink:type="simple">Chakram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x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ruestungskompendium/WaffenundRuestungen/HungaMunga" xlink:type="simple">Hunga-Munga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4.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Bogen" xlink:type="simple">Kompositbogen, kurz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Bogen" xlink:type="simple">Kompositbogen, lang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x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Bogen" xlink:type="simple">Kurzbogen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Bogen" xlink:type="simple">Langbogen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x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Pfeilroehre" xlink:type="simple">Pfeilröhre</text:a></text:p>
          </table:table-cell>
          <table:table-cell table:style-name="ce3" office:value-type="string" calcext:value-type="string">
            <text:p>1W4</text:p>
          </table:table-cell>
          <table:table-cell table:style-name="ce3" office:value-type="string" calcext:value-type="string">
            <text:p>x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0.5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Expertenregeln/Ausruestung/Pilum" xlink:type="simple">Pilum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x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siehe Text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VergifteteSandRoehre" xlink:type="simple">Vergiftete Sand-Röhre</text:a>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Aklys" xlink:type="simple">Aklys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x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<text:a xlink:href="http://prd.5footstep.de/AusbauregelnIIKampf/Kampfmeistern/Gladiatorenwaffen#Schaukampf" xlink:type="simple">Schaukampf</text:a>, <text:a xlink:href="http://prd.5footstep.de/Grundregelwerk/Ausruestung/Waffen/Waffeneigenschaften#Zu-Fall-bringen" xlink:type="simple">Zu-Fall-bringen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DanBong" xlink:type="simple">Dan Bong</text:a></text:p>
          </table:table-cell>
          <table:table-cell table:style-name="ce3" office:value-type="string" calcext:value-type="string">
            <text:p>1W3</text:p>
          </table:table-cell>
          <table:table-cell table:style-name="ce3" office:value-type="string" calcext:value-type="string">
            <text:p>19-20/x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<text:a xlink:href="http://prd.5footstep.de/AusbauregelnIIKampf/Kampfmeistern/FernoestlicheWaffenundRuestungen/FernoestlicheWaffen/Waffenbeschreibung#Blockierend" xlink:type="simple">Blockierend</text:a>, <text:a xlink:href="http://prd.5footstep.de/Grundregelwerk/Ausruestung/Waffen/Waffeneigenschaften#Mönch" xlink:type="simple">Mönch</text:a>, siehe Text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Emeistachel" xlink:type="simple">Emeistecher</text:a></text:p>
          </table:table-cell>
          <table:table-cell table:style-name="ce3" office:value-type="string" calcext:value-type="string">
            <text:p>1W3</text:p>
          </table:table-cell>
          <table:table-cell table:style-name="ce3" office:value-type="string" calcext:value-type="string">
            <text:p>19-20/x2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<text:a xlink:href="http://prd.5footstep.de/Grundregelwerk/Ausruestung/Waffen/Waffeneigenschaften#Mönch" xlink:type="simple">Mönch</text:a>, siehe Text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Kama" xlink:type="simple">Kama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<text:a xlink:href="http://prd.5footstep.de/Grundregelwerk/Ausruestung#Mönch" xlink:type="simple">Mönch</text:a>, <text:a xlink:href="http://prd.5footstep.de/Grundregelwerk/Ausruestung#Zu-Fall-bringen" xlink:type="simple">Zu Fall bringen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Expertenregeln/Ausruestung/Klingenbrecherdolch" xlink:type="simple">Klingenbrecherdolch</text:a></text:p>
          </table:table-cell>
          <table:table-cell table:style-name="ce3" office:value-type="string" calcext:value-type="string">
            <text:p>1W4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<text:a xlink:href="http://prd.5footstep.de/Grundregelwerk/Ausruestung/Waffen/Waffeneigenschaften#Entwaffnen" xlink:type="simple">Entwaffnen</text:a>, siehe Text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Knoechelaxt" xlink:type="simple">Knöchelaxt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<text:a xlink:href="http://prd.5footstep.de/Grundregelwerk/Ausruestung/Waffen/Waffeneigenschaften#Mönch" xlink:type="simple">Mönch</text:a>, <text:a xlink:href="http://prd.5footstep.de/AusbauregelnIIKampf/Kampfmeistern/Gladiatorenwaffen#Schaukampf" xlink:type="simple">Schaukampf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Kriegsfaecher" xlink:type="simple">Kriegsfächer</text:a></text:p>
          </table:table-cell>
          <table:table-cell table:style-name="ce3" office:value-type="string" calcext:value-type="string">
            <text:p>1W4</text:p>
          </table:table-cell>
          <table:table-cell table:style-name="ce3" office:value-type="string" calcext:value-type="string">
            <text:p>x3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<text:a xlink:href="http://prd.5footstep.de/AusbauregelnIIKampf/Kampfmeistern/FernoestlicheWaffenundRuestungen/FernoestlicheWaffen/Waffenbeschreibung#Ablenkend" xlink:type="simple">Ablenkend</text:a>, <text:a xlink:href="http://prd.5footstep.de/Grundregelwerk/Ausruestung/Waffen/Waffeneigenschaften#Mönch" xlink:type="simple">Mönch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Madu" xlink:type="simple">Madu, Stahl</text:a></text:p>
          </table:table-cell>
          <table:table-cell table:style-name="ce3" office:value-type="string" calcext:value-type="string">
            <text:p>1W4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<text:a xlink:href="http://prd.5footstep.de/AusbauregelnIIKampf/Kampfmeistern/Gladiatorenwaffen#Schaukampf" xlink:type="simple">Schaukampf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Madu" xlink:type="simple">Madu, Leder</text:a></text:p>
          </table:table-cell>
          <table:table-cell table:style-name="ce3" office:value-type="string" calcext:value-type="string">
            <text:p>1W4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<text:a xlink:href="http://prd.5footstep.de/AusbauregelnIIKampf/Kampfmeistern/Gladiatorenwaffen#Schaukampf" xlink:type="simple">Schaukampf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Nunchaku" xlink:type="simple">Nunchaku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<text:a xlink:href="http://prd.5footstep.de/Grundregelwerk/Ausruestung#Entwaffnen" xlink:type="simple">Entwaffnen</text:a>, <text:a xlink:href="http://prd.5footstep.de/Grundregelwerk/Ausruestung#Mönch" xlink:type="simple">Mönch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Pata" xlink:type="simple">Pata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<text:a xlink:href="http://prd.5footstep.de/AusbauregelnIIKampf/Kampfmeistern/Gladiatorenwaffen#Schaukampf" xlink:type="simple">Schaukampf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Quadrens" xlink:type="simple">Quadrens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19-20/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<text:a xlink:href="http://prd.5footstep.de/AusbauregelnIIKampf/Kampfmeistern/Gladiatorenwaffen#Schaukampf" xlink:type="simple">Schaukampf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Sai" xlink:type="simple">Sai</text:a></text:p>
          </table:table-cell>
          <table:table-cell table:style-name="ce3" office:value-type="string" calcext:value-type="string">
            <text:p>1W4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<text:a xlink:href="http://prd.5footstep.de/Grundregelwerk/Ausruestung#Entwaffnen" xlink:type="simple">Entwaffnen</text:a>, <text:a xlink:href="http://prd.5footstep.de/Grundregelwerk/Ausruestung#Mönch" xlink:type="simple">Mönch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Siangham" xlink:type="simple">Siangham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<text:a xlink:href="http://prd.5footstep.de/Grundregelwerk/Ausruestung#Mönch" xlink:type="simple">Mönch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Sica" xlink:type="simple">Sica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<text:a xlink:href="http://prd.5footstep.de/AusbauregelnIIKampf/Kampfmeistern/Gladiatorenwaffen#Schaukampf" xlink:type="simple">Schaukampf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TekkoKagi" xlink:type="simple">Tekko-Kagi (Eisenklaue)</text:a></text:p>
          </table:table-cell>
          <table:table-cell table:style-name="ce3" office:value-type="string" calcext:value-type="string">
            <text:p>1W3</text:p>
          </table:table-cell>
          <table:table-cell table:style-name="ce3" office:value-type="string" calcext:value-type="string">
            <text:p>x2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<text:a xlink:href="http://prd.5footstep.de/Grundregelwerk/Ausruestung/Waffen/Waffeneigenschaften#Entwaffnen" xlink:type="simple">Entwaffnen</text:a>, siehe Text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Wakizashi" xlink:type="simple">Wakizashi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18-20/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H oder S</text:p>
          </table:table-cell>
          <table:table-cell table:style-name="ce8" office:value-type="string" calcext:value-type="string">
            <text:p><text:a xlink:href="http://prd.5footstep.de/AusbauregelnIIKampf/Kampfmeistern/FernoestlicheWaffenundRuestungen/FernoestlicheWaffen/Waffenbeschreibung#Tödlich" xlink:type="simple">Tödlich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<text:a xlink:href="http://prd.5footstep.de/Grundregelwerk/Ausruestung/Bastardschwert" xlink:type="simple">Bastardschwert</text:a></text:p>
          </table:table-cell>
          <table:table-cell table:style-name="ce3" office:value-type="string" calcext:value-type="string">
            <text:p>1W10</text:p>
          </table:table-cell>
          <table:table-cell table:style-name="ce3" office:value-type="string" calcext:value-type="string">
            <text:p>19-20/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Expertenregeln/Ausruestung/Falcata" xlink:type="simple">Falcata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19-20/x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Hakenaxt" xlink:type="simple">Hakenaxt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<text:a xlink:href="http://prd.5footstep.de/Grundregelwerk/Ausruestung/Waffen/Waffeneigenschaften#Entwaffnen" xlink:type="simple">Entwaffnen</text:a>, <text:a xlink:href="http://prd.5footstep.de/AusbauregelnIIKampf/Kampfmeistern/Gladiatorenwaffen#Schaukampf" xlink:type="simple">Schaukampf</text:a>, <text:a xlink:href="http://prd.5footstep.de/Grundregelwerk/Ausruestung/Waffen/Waffeneigenschaften#Zu-Fall-bringen" xlink:type="simple">Zu-Fall-bringen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Katana" xlink:type="simple">Katana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18-20/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<text:a xlink:href="http://prd.5footstep.de/AusbauregelnIIKampf/Kampfmeistern/FernoestlicheWaffenundRuestungen/FernoestlicheWaffen/Waffenbeschreibung#Tödlich" xlink:type="simple">Tödlich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Expertenregeln/Ausruestung/Kopesh" xlink:type="simple">Kopesh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19-20/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<text:a xlink:href="http://prd.5footstep.de/Grundregelwerk/Ausruestung/Waffen/Waffeneigenschaften#Zu-Fall-bringen" xlink:type="simple">Zu Fall bringen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NeunteiligePeitsche" xlink:type="simple">Neunteilige Peitsche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19-20/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<text:a xlink:href="http://prd.5footstep.de/AusbauregelnIIKampf/Kampfmeistern/FernoestlicheWaffenundRuestungen/FernoestlicheWaffen/Waffenbeschreibung#Blockierend" xlink:type="simple">Blockierend</text:a>, <text:a xlink:href="http://prd.5footstep.de/AusbauregelnIIKampf/Kampfmeistern/FernoestlicheWaffenundRuestungen/FernoestlicheWaffen/Waffenbeschreibung#Ablenkend" xlink:type="simple">Ablenkend</text:a>, <text:a xlink:href="http://prd.5footstep.de/Grundregelwerk/Ausruestung/Waffen/Waffeneigenschaften#Mönch" xlink:type="simple">Mönch</text:a>, <text:a xlink:href="http://prd.5footstep.de/Grundregelwerk/Ausruestung/Waffen/Waffeneigenschaften#Zu-Fall-bringen" xlink:type="simple">Zu-Fall-bringen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Peitsche" xlink:type="simple">Peitsche</text:a></text:p>
          </table:table-cell>
          <table:table-cell table:style-name="ce3" office:value-type="string" calcext:value-type="string">
            <text:p>1W3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<text:a xlink:href="http://prd.5footstep.de/Grundregelwerk/Ausruestung#Entwaffnen" xlink:type="simple">Entwaffnen</text:a>, <text:a xlink:href="http://prd.5footstep.de/Grundregelwerk/Ausruestung#Nicht-Tödlich" xlink:type="simple">Nicht tödlich</text:a>, <text:a xlink:href="http://prd.5footstep.de/Grundregelwerk/Ausruestung#Reichweite" xlink:type="simple">Reichweite</text:a>, <text:a xlink:href="http://prd.5footstep.de/Grundregelwerk/Ausruestung#Zu-Fall-bringen" xlink:type="simple">Zu Fall bringen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ruestungskompendium/WaffenundRuestungen/Rhokaschwert" xlink:type="simple">Rhokaschwert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18-20/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Schotel" xlink:type="simple">Schotel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<text:a xlink:href="http://prd.5footstep.de/AusbauregelnIIKampf/Kampfmeistern/Gladiatorenwaffen#Schaukampf" xlink:type="simple">Schaukampf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Skorpionpeitsche" xlink:type="simple">Skorpionpeitsche</text:a></text:p>
          </table:table-cell>
          <table:table-cell table:style-name="ce3" office:value-type="string" calcext:value-type="string">
            <text:p>1W4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<text:a xlink:href="http://prd.5footstep.de/AusbauregelnIIKampf/Kampfmeistern/Gladiatorenwaffen#Schaukampf" xlink:type="simple">Schaukampf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Taiaha" xlink:type="simple">Taiaha</text:a></text:p>
          </table:table-cell>
          <table:table-cell table:style-name="ce3" office:value-type="string" calcext:value-type="string">
            <text:p>1W10/1W6</text:p>
          </table:table-cell>
          <table:table-cell table:style-name="ce3" office:value-type="string" calcext:value-type="string">
            <text:p>x3/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W oder S</text:p>
          </table:table-cell>
          <table:table-cell table:style-name="ce8" office:value-type="string" calcext:value-type="string">
            <text:p><text:a xlink:href="http://prd.5footstep.de/Grundregelwerk/Ausruestung/Waffen/Waffeneigenschaften#Doppel-waffe" xlink:type="simple">Doppel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Expertenregeln/Ausruestung/Tempelschwert" xlink:type="simple">Tempelschwert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19-20/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<text:a xlink:href="http://prd.5footstep.de/Grundregelwerk/Ausruestung/Waffen/Waffeneigenschaften#Mönch" xlink:type="simple">Mönch</text:a>, <text:a xlink:href="http://prd.5footstep.de/Grundregelwerk/Ausruestung/Waffen/Waffeneigenschaften#Zu-Fall-bringen" xlink:type="simple">Zu Fall bringen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Urumi" xlink:type="simple">Urumi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18-20/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<text:a xlink:href="http://prd.5footstep.de/AusbauregelnIIKampf/Kampfmeistern/FernoestlicheWaffenundRuestungen/FernoestlicheWaffen/Waffenbeschreibung#Ablenkend" xlink:type="simple">Ablenkend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Wahaika" xlink:type="simple">Wahaika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<text:a xlink:href="http://prd.5footstep.de/Grundregelwerk/Ausruestung/Waffen/Waffeneigenschaften#Entwaffnen" xlink:type="simple">Entwaffnen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ruestungskompendium/WaffenundRuestungen/Zahnsaebel" xlink:type="simple">Zahnsäbel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19-20/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Zweihandterbutje" xlink:type="simple">Zweihandterbutje</text:a></text:p>
          </table:table-cell>
          <table:table-cell table:style-name="ce3" office:value-type="string" calcext:value-type="string">
            <text:p>1W10</text:p>
          </table:table-cell>
          <table:table-cell table:style-name="ce3" office:value-type="string" calcext:value-type="string">
            <text:p>19-20/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<text:a xlink:href="http://prd.5footstep.de/AusbauregelnIIKampf/Kampfmeistern/PrimitiveWaffenundRuestungen/PrimitiveMaterialien#Zerbrechlich" xlink:type="simple">Zerbrechlich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ZwergischeStreitaxt" xlink:type="simple">Zwergische Streitaxt</text:a></text:p>
          </table:table-cell>
          <table:table-cell table:style-name="ce3" office:value-type="string" calcext:value-type="string">
            <text:p>1W10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BoStab" xlink:type="simple">Bo-Stab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<text:a xlink:href="http://prd.5footstep.de/AusbauregelnIIKampf/Kampfmeistern/FernoestlicheWaffenundRuestungen/FernoestlicheWaffen/Waffenbeschreibung#Blockierend" xlink:type="simple">Blockierend</text:a>, <text:a xlink:href="http://prd.5footstep.de/Grundregelwerk/Ausruestung/Waffen/Waffeneigenschaften#Doppel-waffe" xlink:type="simple">Doppel</text:a>, <text:a xlink:href="http://prd.5footstep.de/Grundregelwerk/Ausruestung/Waffen/Waffeneigenschaften#Mönch" xlink:type="simple">Mönch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Doppelgehstockkatana" xlink:type="simple">Doppelgehstockkatana</text:a></text:p>
          </table:table-cell>
          <table:table-cell table:style-name="ce3" office:value-type="string" calcext:value-type="string">
            <text:p>1W6/1W6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<text:a xlink:href="http://prd.5footstep.de/Grundregelwerk/Ausruestung/Waffen/Waffeneigenschaften#Doppel-waffe" xlink:type="simple">Doppel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Doppelkettenkama" xlink:type="simple">Doppelkettenkama</text:a></text:p>
          </table:table-cell>
          <table:table-cell table:style-name="ce3" office:value-type="string" calcext:value-type="string">
            <text:p>1W6/1W6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<text:a xlink:href="http://prd.5footstep.de/Grundregelwerk/Ausruestung/Waffen/Waffeneigenschaften#Doppel-waffe" xlink:type="simple">Doppel</text:a>, <text:a xlink:href="http://prd.5footstep.de/Grundregelwerk/Ausruestung/Waffen/Waffeneigenschaften#Mönch" xlink:type="simple">Mönch</text:a>, <text:a xlink:href="http://prd.5footstep.de/Grundregelwerk/Ausruestung/Waffen/Waffeneigenschaften#Reichweite" xlink:type="simple">Reichweite</text:a>, <text:a xlink:href="http://prd.5footstep.de/Grundregelwerk/Ausruestung/Waffen/Waffeneigenschaften#Zu-Fall-bringen" xlink:type="simple">Zu-Fall-bringen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Doppelklingenschwert" xlink:type="simple">Doppelklingenschwert</text:a></text:p>
          </table:table-cell>
          <table:table-cell table:style-name="ce3" office:value-type="string" calcext:value-type="string">
            <text:p>1W8/1W8</text:p>
          </table:table-cell>
          <table:table-cell table:style-name="ce3" office:value-type="string" calcext:value-type="string">
            <text:p>19-20/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<text:a xlink:href="http://prd.5footstep.de/Grundregelwerk/Ausruestung#Doppel-waffe" xlink:type="simple">Doppel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ElfischesKrummschwert" xlink:type="simple">Elf. Krummschwert</text:a></text:p>
          </table:table-cell>
          <table:table-cell table:style-name="ce3" office:value-type="string" calcext:value-type="string">
            <text:p>1W10</text:p>
          </table:table-cell>
          <table:table-cell table:style-name="ce3" office:value-type="string" calcext:value-type="string">
            <text:p>18-20/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FliegendeKlinge" xlink:type="simple">Fliegende Klinge</text:a></text:p>
          </table:table-cell>
          <table:table-cell table:style-name="ce3" office:value-type="string" calcext:value-type="string">
            <text:p>1W12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<text:a xlink:href="http://prd.5footstep.de/AusbauregelnIIKampf/Kampfmeistern/Gladiatorenwaffen#Schaukampf" xlink:type="simple">Schaukampf</text:a>, <text:a xlink:href="http://prd.5footstep.de/Grundregelwerk/Ausruestung/Waffen/Waffeneigenschaften#Reichweite" xlink:type="simple">Reichweite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GnomischerHakenhammer" xlink:type="simple">Gnomischer Hakenhammer</text:a></text:p>
          </table:table-cell>
          <table:table-cell table:style-name="ce3" office:value-type="string" calcext:value-type="string">
            <text:p>1W8/1W6</text:p>
          </table:table-cell>
          <table:table-cell table:style-name="ce3" office:value-type="string" calcext:value-type="string">
            <text:p>x3/x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W oder S</text:p>
          </table:table-cell>
          <table:table-cell table:style-name="ce8" office:value-type="string" calcext:value-type="string">
            <text:p><text:a xlink:href="http://prd.5footstep.de/Grundregelwerk/Ausruestung#Doppel-waffe" xlink:type="simple">Doppel</text:a>, <text:a xlink:href="http://prd.5footstep.de/Grundregelwerk/Ausruestung#Zu-Fall-bringen" xlink:type="simple">Zu Fall bringen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Harpune" xlink:type="simple">Harpune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x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<text:a xlink:href="http://prd.5footstep.de/AusbauregelnIIKampf/Kampfmeistern/PrimitiveWaffenundRuestungen/PrimitiveMaterialien#Zerbrechlich" xlink:type="simple">Zerbrechlich</text:a>, <text:a xlink:href="http://prd.5footstep.de/AusbauregelnIIKampf/Kampfmeistern/FernoestlicheWaffenundRuestungen/FernoestlicheWaffen/Waffenbeschreibung#Ringkampf" xlink:type="simple">Ringkampf</text:a> (siehe Beschreibung)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Expertenregeln/Ausruestung/Kettenspeer" xlink:type="simple">Kettenspeer</text:a></text:p>
          </table:table-cell>
          <table:table-cell table:style-name="ce3" office:value-type="string" calcext:value-type="string">
            <text:p>1W6/1W6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H und S</text:p>
          </table:table-cell>
          <table:table-cell table:style-name="ce8" office:value-type="string" calcext:value-type="string">
            <text:p><text:a xlink:href="http://prd.5footstep.de/Grundregelwerk/Ausruestung/Waffen/Waffeneigenschaften#Zu-Fall-bringen" xlink:type="simple">Zu Fall bringen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Kusarigama" xlink:type="simple">Kusarigama (Sichel und Kette)</text:a></text:p>
          </table:table-cell>
          <table:table-cell table:style-name="ce3" office:value-type="string" calcext:value-type="string">
            <text:p>1W3/1W6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W oder H</text:p>
          </table:table-cell>
          <table:table-cell table:style-name="ce8" office:value-type="string" calcext:value-type="string">
            <text:p><text:a xlink:href="http://prd.5footstep.de/Grundregelwerk/Ausruestung/Waffen/Waffeneigenschaften#Doppel-waffe" xlink:type="simple">Doppel</text:a>, <text:a xlink:href="http://prd.5footstep.de/Grundregelwerk/Ausruestung/Waffen/Waffeneigenschaften#Mönch" xlink:type="simple">Mönch</text:a>, <text:a xlink:href="http://prd.5footstep.de/Grundregelwerk/Ausruestung/Waffen/Waffeneigenschaften#Reichweite" xlink:type="simple">Reichweite</text:a>, <text:a xlink:href="http://prd.5footstep.de/Grundregelwerk/Ausruestung/Waffen/Waffeneigenschaften#Zu-Fall-bringen" xlink:type="simple">Zu-Fall-bringen</text:a>, <text:a xlink:href="http://prd.5footstep.de/AusbauregelnIIKampf/Kampfmeistern/FernoestlicheWaffenundRuestungen/FernoestlicheWaffen/Waffenbeschreibung#Ringkampf" xlink:type="simple">Ringkampf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KyoketsuShoge" xlink:type="simple">Kyoketsu-Shoge</text:a></text:p>
          </table:table-cell>
          <table:table-cell table:style-name="ce3" office:value-type="string" calcext:value-type="string">
            <text:p>1W4</text:p>
          </table:table-cell>
          <table:table-cell table:style-name="ce3" office:value-type="string" calcext:value-type="string">
            <text:p>x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H oder S</text:p>
          </table:table-cell>
          <table:table-cell table:style-name="ce8" office:value-type="string" calcext:value-type="string">
            <text:p><text:a xlink:href="http://prd.5footstep.de/Grundregelwerk/Ausruestung/Waffen/Waffeneigenschaften#Entwaffnen" xlink:type="simple">Entwaffnen</text:a>, <text:a xlink:href="http://prd.5footstep.de/AusbauregelnIIKampf/Kampfmeistern/FernoestlicheWaffenundRuestungen/FernoestlicheWaffen/Waffenbeschreibung#Ringkampf" xlink:type="simple">Ringkampf</text:a>, <text:a xlink:href="http://prd.5footstep.de/Grundregelwerk/Ausruestung/Waffen/Waffeneigenschaften#Mönch" xlink:type="simple">Mönch</text:a>, <text:a xlink:href="http://prd.5footstep.de/Grundregelwerk/Ausruestung/Waffen/Waffeneigenschaften#Reichweite" xlink:type="simple">Reichweite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Expertenregeln/Ausruestung/Menschenfaenger" xlink:type="simple">Menschenfänger</text:a></text:p>
          </table:table-cell>
          <table:table-cell table:style-name="ce3" office:value-type="string" calcext:value-type="string">
            <text:p>1W2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<text:a xlink:href="http://prd.5footstep.de/Grundregelwerk/Ausruestung/Waffen/Waffeneigenschaften#Reichweite" xlink:type="simple">Reichweite</text:a>, siehe Text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MeteorHammer" xlink:type="simple">Meteor-Hammer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<text:a xlink:href="http://prd.5footstep.de/Grundregelwerk/Ausruestung/Waffen/Waffeneigenschaften#Reichweite" xlink:type="simple">Reichweite</text:a>, <text:a xlink:href="http://prd.5footstep.de/Grundregelwerk/Ausruestung/Waffen/Waffeneigenschaften#Zu-Fall-bringen" xlink:type="simple">Zu-Fall-bringen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OrkischeDoppelaxt" xlink:type="simple">Orkische Doppelaxt</text:a></text:p>
          </table:table-cell>
          <table:table-cell table:style-name="ce3" office:value-type="string" calcext:value-type="string">
            <text:p>1W8/1W8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<text:a xlink:href="http://prd.5footstep.de/Grundregelwerk/Ausruestung#Doppel-waffe" xlink:type="simple">Doppel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Schreckensflegel" xlink:type="simple">Schreckensflegel</text:a></text:p>
          </table:table-cell>
          <table:table-cell table:style-name="ce3" office:value-type="string" calcext:value-type="string">
            <text:p>1W8/1W8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<text:a xlink:href="http://prd.5footstep.de/Grundregelwerk/Ausruestung#Doppel-waffe" xlink:type="simple">Doppel</text:a>, <text:a xlink:href="http://prd.5footstep.de/Grundregelwerk/Ausruestung#Entwaffnen" xlink:type="simple">Entwaffnen</text:a>, <text:a xlink:href="http://prd.5footstep.de/Grundregelwerk/Ausruestung#Zu-Fall-bringen" xlink:type="simple">Zu Fall bringen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SiebenzweigigesSchwert" xlink:type="simple">Schwert, Siebenzweigiges</text:a></text:p>
          </table:table-cell>
          <table:table-cell table:style-name="ce3" office:value-type="string" calcext:value-type="string">
            <text:p>1W10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H</text:p>
          </table:table-cell>
          <table:table-cell table:style-name="ce8" office:value-type="string" calcext:value-type="string">
            <text:p><text:a xlink:href="http://prd.5footstep.de/Grundregelwerk/Ausruestung/Waffen/Waffeneigenschaften#Entwaffnen" xlink:type="simple">Entwaffnen</text:a>, <text:a xlink:href="http://prd.5footstep.de/Grundregelwerk/Ausruestung/Waffen/Waffeneigenschaften#Mönch" xlink:type="simple">Mönch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Stachelkette" xlink:type="simple">Stachelkette</text:a></text:p>
          </table:table-cell>
          <table:table-cell table:style-name="ce3" office:value-type="string" calcext:value-type="string">
            <text:p>2W4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<text:a xlink:href="http://prd.5footstep.de/Grundregelwerk/Ausruestung#Entwaffnen" xlink:type="simple">Entwaffnen</text:a>, <text:a xlink:href="http://prd.5footstep.de/Grundregelwerk/Ausruestung#Zu-Fall-bringen" xlink:type="simple">Zu Fall bringen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Tetsubo" xlink:type="simple">Tetsubo</text:a></text:p>
          </table:table-cell>
          <table:table-cell table:style-name="ce3" office:value-type="string" calcext:value-type="string">
            <text:p>1W10</text:p>
          </table:table-cell>
          <table:table-cell table:style-name="ce3" office:value-type="string" calcext:value-type="string">
            <text:p>x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ZwergischerUrgrosch" xlink:type="simple">Zwergische Urgrosch</text:a></text:p>
          </table:table-cell>
          <table:table-cell table:style-name="ce3" office:value-type="string" calcext:value-type="string">
            <text:p>1W8/1W6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H oder S</text:p>
          </table:table-cell>
          <table:table-cell table:style-name="ce8" office:value-type="string" calcext:value-type="string">
            <text:p><text:a xlink:href="http://prd.5footstep.de/Grundregelwerk/Ausruestung#Abwehr" xlink:type="simple">Abwehr</text:a>, <text:a xlink:href="http://prd.5footstep.de/Grundregelwerk/Ausruestung#Doppel-waffe" xlink:type="simple">Doppel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<text:a xlink:href="http://prd.5footstep.de/Grundregelwerk/Ausruestung/Bola" xlink:type="simple">Bolas</text:a></text:p>
          </table:table-cell>
          <table:table-cell table:style-name="ce3" office:value-type="string" calcext:value-type="string">
            <text:p>1W4</text:p>
          </table:table-cell>
          <table:table-cell table:style-name="ce3" office:value-type="string" calcext:value-type="string">
            <text:p>x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<text:a xlink:href="http://prd.5footstep.de/Grundregelwerk/Ausruestung#Nicht-Tödlich" xlink:type="simple">Nicht tödlich</text:a>, <text:a xlink:href="http://prd.5footstep.de/Grundregelwerk/Ausruestung#Zu-Fall-bringen" xlink:type="simple">Zu Fall bringen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Expertenregeln/Ausruestung/Bumerang" xlink:type="simple">Bumerang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siehe Text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Expertenregeln/Ausruestung/Doppelarmbrust" xlink:type="simple">Doppelarmbrust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19-20/x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IVoelker/Ausruestung/Fangnetz" xlink:type="simple">Fangnetz</text:a>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Zu-Fall-bringen, siehe Text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Halblingsschleuderstab" xlink:type="simple">Halblingsschleuderstab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x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Armbrust" xlink:type="simple">Handarmbrust</text:a></text:p>
          </table:table-cell>
          <table:table-cell table:style-name="ce3" office:value-type="string" calcext:value-type="string">
            <text:p>1W4</text:p>
          </table:table-cell>
          <table:table-cell table:style-name="ce3" office:value-type="string" calcext:value-type="string">
            <text:p>19-20/x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Kestros" xlink:type="simple">Kestros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x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Kestros" xlink:type="simple">Kestroswurfpfeil (10)</text:a>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Expertenregeln/Ausruestung/Lasso" xlink:type="simple">Lasso</text:a>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siehe Text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Armbrust" xlink:type="simple">Leichte Repetierarmbrust</text:a></text:p>
          </table:table-cell>
          <table:table-cell table:style-name="ce3" office:value-type="string" calcext:value-type="string">
            <text:p>1W8</text:p>
          </table:table-cell>
          <table:table-cell table:style-name="ce3" office:value-type="string" calcext:value-type="string">
            <text:p>19-20/x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Netz" xlink:type="simple">Netz</text:a>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style-name="ce8" office:value-type="string" calcext:value-type="string">
            <text:p>siehe Text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ruestungskompendium/WaffenundRuestungen/Repetierhandarmbrust" xlink:type="simple">Repetierhandarmbrust</text:a></text:p>
          </table:table-cell>
          <table:table-cell table:style-name="ce3" office:value-type="string" calcext:value-type="string">
            <text:p>1W4</text:p>
          </table:table-cell>
          <table:table-cell table:style-name="ce3" office:value-type="string" calcext:value-type="string">
            <text:p>19-20/x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Armbrust" xlink:type="simple">Schwere Repetierarmbrust</text:a></text:p>
          </table:table-cell>
          <table:table-cell table:style-name="ce3" office:value-type="string" calcext:value-type="string">
            <text:p>1W10</text:p>
          </table:table-cell>
          <table:table-cell table:style-name="ce3" office:value-type="string" calcext:value-type="string">
            <text:p>19-20/x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Seilpfeil" xlink:type="simple">Seilpfeil</text:a></text:p>
          </table:table-cell>
          <table:table-cell table:style-name="ce3" office:value-type="string" calcext:value-type="string">
            <text:p>1W4</text:p>
          </table:table-cell>
          <table:table-cell table:style-name="ce3" office:value-type="string" calcext:value-type="string">
            <text:p>x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<text:a xlink:href="http://prd.5footstep.de/AusbauregelnIIKampf/Kampfmeistern/FernoestlicheWaffenundRuestungen/FernoestlicheWaffen/Waffenbeschreibung#Blockierend" xlink:type="simple">Blockierend</text:a>, <text:a xlink:href="http://prd.5footstep.de/AusbauregelnIIKampf/Kampfmeistern/FernoestlicheWaffenundRuestungen/FernoestlicheWaffen/Waffenbeschreibung#Ablenkend" xlink:type="simple">Ablenkend</text:a>, <text:a xlink:href="http://prd.5footstep.de/Grundregelwerk/Ausruestung/Waffen/Waffeneigenschaften#Mönch" xlink:type="simple">Mönch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Grundregelwerk/Ausruestung/Shuriken" xlink:type="simple">Schuriken (5)</text:a></text:p>
          </table:table-cell>
          <table:table-cell table:style-name="ce3" office:value-type="string" calcext:value-type="string">
            <text:p>1W2</text:p>
          </table:table-cell>
          <table:table-cell table:style-name="ce3" office:value-type="string" calcext:value-type="string">
            <text:p>x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S</text:p>
          </table:table-cell>
          <table:table-cell table:style-name="ce8" office:value-type="string" calcext:value-type="string">
            <text:p><text:a xlink:href="http://prd.5footstep.de/Grundregelwerk/Ausruestung#Mönch" xlink:type="simple">Mönch</text:a></text:p>
          </table:table-cell>
        </table:table-row>
        <table:table-row table:style-name="ro1">
          <table:table-cell table:style-name="ce2" office:value-type="string" calcext:value-type="string">
            <text:p><text:a xlink:href="http://prd.5footstep.de/AusbauregelnIIKampf/Ausruestung/Wurfschild" xlink:type="simple">Wurfschild</text:a></text:p>
          </table:table-cell>
          <table:table-cell table:style-name="ce3" office:value-type="string" calcext:value-type="string">
            <text:p>1W6</text:p>
          </table:table-cell>
          <table:table-cell table:style-name="ce3" office:value-type="string" calcext:value-type="string">
            <text:p>x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W</text:p>
          </table:table-cell>
          <table:table-cell table:style-name="ce8" office:value-type="string" calcext:value-type="string">
            <text:p><text:a xlink:href="http://prd.5footstep.de/AusbauregelnIIKampf/Kampfmeistern/Gladiatorenwaffen#Schaukampf" xlink:type="simple">Schaukampf</text:a>, <text:a xlink:href="http://prd.5footstep.de/Grundregelwerk/Ausruestung/Waffen/Waffeneigenschaften#Zu-Fall-bringen" xlink:type="simple">Zu-Fall-bringen</text:a></text:p>
          </table:table-cell>
        </table:table-row>
        <table:table-row table:style-name="ro1" table:number-rows-repeated="104838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1T15:36:05.990000000</dc:date>
    <meta:editing-duration>PT4M50S</meta:editing-duration>
    <meta:editing-cycles>2</meta:editing-cycles>
    <meta:generator>LibreOffice/7.3.2.2$Windows_X86_64 LibreOffice_project/49f2b1bff42cfccbd8f788c8dc32c1c309559be0</meta:generator>
    <meta:document-statistic meta:table-count="1" meta:cell-count="1246" meta:object-count="0"/>
  </office:meta>
</office:document-meta>
</file>